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8 月 份" calcext:value-type="string">
              <text:p><text:s text:c="7"/>中 華 民 國 100 年 8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560" calcext:value-type="float">
            <text:p><text:s text:c="3"/>5,560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82" calcext:value-type="float">
            <text:p><text:s text:c="3"/>2.82 </text:p>
          </table:table-cell>
          <table:table-cell table:style-name="ce27" office:value-type="float" office:value="4510" calcext:value-type="float">
            <text:p><text:s text:c="3"/>4,51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29" calcext:value-type="float">
            <text:p><text:s text:c="3"/>2.29 </text:p>
          </table:table-cell>
          <table:table-cell table:style-name="ce27" office:value-type="float" office:value="16797" calcext:value-type="float">
            <text:p><text:s text:c="3"/>16,797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3" calcext:value-type="float">
            <text:p><text:s text:c="3"/>8.53 </text:p>
          </table:table-cell>
          <table:table-cell table:style-name="ce27" office:value-type="float" office:value="12287" calcext:value-type="float">
            <text:p><text:s text:c="3"/>12,287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4" calcext:value-type="float">
            <text:p><text:s text:c="3"/>6.24 </text:p>
          </table:table-cell>
          <table:table-cell table:style-name="ce27" office:value-type="float" office:value="5179" calcext:value-type="float">
            <text:p><text:s text:c="3"/>5,179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3" office:value-type="float" office:value="2.63" calcext:value-type="float">
            <text:p><text:s text:c="3"/>2.63 </text:p>
          </table:table-cell>
          <table:table-cell table:style-name="ce27" office:value-type="float" office:value="5227" calcext:value-type="float">
            <text:p><text:s text:c="3"/>5,227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65" calcext:value-type="float">
            <text:p><text:s text:c="3"/>2.6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515" calcext:value-type="float">
            <text:p><text:s text:c="3"/>2,515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8" calcext:value-type="float">
            <text:p><text:s text:c="3"/>7.58 </text:p>
          </table:table-cell>
          <table:table-cell table:style-name="ce27" office:value-type="float" office:value="1366" calcext:value-type="float">
            <text:p><text:s text:c="3"/>1,366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12" calcext:value-type="float">
            <text:p><text:s text:c="3"/>4.12 </text:p>
          </table:table-cell>
          <table:table-cell table:style-name="ce27" office:value-type="float" office:value="2987" calcext:value-type="float">
            <text:p><text:s text:c="3"/>2,987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9" calcext:value-type="float">
            <text:p><text:s text:c="3"/>9.00 </text:p>
          </table:table-cell>
          <table:table-cell table:style-name="ce27" office:value-type="float" office:value="1621" calcext:value-type="float">
            <text:p><text:s text:c="3"/>1,621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88" calcext:value-type="float">
            <text:p><text:s text:c="3"/>4.88 </text:p>
          </table:table-cell>
          <table:table-cell table:style-name="ce27" office:value-type="float" office:value="1047" calcext:value-type="float">
            <text:p><text:s text:c="3"/>1,047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15" calcext:value-type="float">
            <text:p><text:s text:c="3"/>3.15 </text:p>
          </table:table-cell>
          <table:table-cell table:style-name="ce27" office:value-type="float" office:value="1029" calcext:value-type="float">
            <text:p><text:s text:c="3"/>1,029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38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198" calcext:value-type="float">
            <text:p><text:s text:c="3"/>1,198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5" calcext:value-type="float">
            <text:p><text:s text:c="3"/>5.35 </text:p>
          </table:table-cell>
          <table:table-cell table:style-name="ce27" office:value-type="float" office:value="864" calcext:value-type="float">
            <text:p><text:s text:c="3"/>864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86" calcext:value-type="float">
            <text:p><text:s text:c="3"/>3.86 </text:p>
          </table:table-cell>
          <table:table-cell table:style-name="ce27" office:value-type="float" office:value="2137" calcext:value-type="float">
            <text:p><text:s text:c="3"/>2,137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54" calcext:value-type="float">
            <text:p><text:s text:c="3"/>9.54 </text:p>
          </table:table-cell>
          <table:table-cell table:style-name="ce27" office:value-type="float" office:value="1273" calcext:value-type="float">
            <text:p><text:s text:c="3"/>1,273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8" calcext:value-type="float">
            <text:p><text:s text:c="3"/>5.68 </text:p>
          </table:table-cell>
          <table:table-cell table:style-name="ce27" office:value-type="float" office:value="804" calcext:value-type="float">
            <text:p><text:s text:c="3"/>804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9" calcext:value-type="float">
            <text:p><text:s text:c="3"/>3.59 </text:p>
          </table:table-cell>
          <table:table-cell table:style-name="ce27" office:value-type="float" office:value="533" calcext:value-type="float">
            <text:p><text:s text:c="3"/>533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82" calcext:value-type="float">
            <text:p><text:s text:c="3"/>1,482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57" calcext:value-type="float">
            <text:p><text:s text:c="3"/>6.57 </text:p>
          </table:table-cell>
          <table:table-cell table:style-name="ce27" office:value-type="float" office:value="881" calcext:value-type="float">
            <text:p><text:s text:c="3"/>881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9" calcext:value-type="float">
            <text:p><text:s text:c="3"/>3.90 </text:p>
          </table:table-cell>
          <table:table-cell table:style-name="ce27" office:value-type="float" office:value="2019" calcext:value-type="float">
            <text:p><text:s text:c="3"/>2,019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8.94" calcext:value-type="float">
            <text:p><text:s text:c="3"/>8.94 </text:p>
          </table:table-cell>
          <table:table-cell table:style-name="ce27" office:value-type="float" office:value="1138" calcext:value-type="float">
            <text:p><text:s text:c="3"/>1,138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4" calcext:value-type="float">
            <text:p><text:s text:c="3"/>5.04 </text:p>
          </table:table-cell>
          <table:table-cell table:style-name="ce27" office:value-type="float" office:value="594" calcext:value-type="float">
            <text:p><text:s text:c="3"/>594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3" office:value-type="float" office:value="2.63" calcext:value-type="float">
            <text:p><text:s text:c="3"/>2.63 </text:p>
          </table:table-cell>
          <table:table-cell table:style-name="ce27" office:value-type="float" office:value="617" calcext:value-type="float">
            <text:p><text:s text:c="3"/>617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3" calcext:value-type="float">
            <text:p><text:s text:c="3"/>2.73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46" calcext:value-type="float">
            <text:p><text:s text:c="3"/>146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2" calcext:value-type="float">
            <text:p><text:s text:c="3"/>0.92 </text:p>
          </table:table-cell>
          <table:table-cell table:style-name="ce27" office:value-type="float" office:value="102" calcext:value-type="float">
            <text:p><text:s text:c="3"/>102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7" office:value-type="float" office:value="1178" calcext:value-type="float">
            <text:p><text:s text:c="3"/>1,178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" calcext:value-type="float">
            <text:p><text:s text:c="3"/>7.40 </text:p>
          </table:table-cell>
          <table:table-cell table:style-name="ce27" office:value-type="float" office:value="1076" calcext:value-type="float">
            <text:p><text:s text:c="3"/>1,076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5" calcext:value-type="float">
            <text:p><text:s text:c="3"/>6.75 </text:p>
          </table:table-cell>
          <table:table-cell table:style-name="ce27" office:value-type="float" office:value="320" calcext:value-type="float">
            <text:p><text:s text:c="3"/>320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.01" calcext:value-type="float">
            <text:p><text:s text:c="3"/>2.01 </text:p>
          </table:table-cell>
          <table:table-cell table:style-name="ce27" office:value-type="float" office:value="398" calcext:value-type="float">
            <text:p><text:s text:c="3"/>398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" calcext:value-type="float">
            <text:p><text:s text:c="3"/>2.5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91" calcext:value-type="float">
            <text:p><text:s text:c="3"/>191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7" office:value-type="float" office:value="263" calcext:value-type="float">
            <text:p><text:s text:c="3"/>263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12" calcext:value-type="float">
            <text:p><text:s text:c="3"/>1.12 </text:p>
          </table:table-cell>
          <table:table-cell table:style-name="ce27" office:value-type="float" office:value="1818" calcext:value-type="float">
            <text:p><text:s text:c="3"/>1,818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2" calcext:value-type="float">
            <text:p><text:s text:c="3"/>7.72 </text:p>
          </table:table-cell>
          <table:table-cell table:style-name="ce27" office:value-type="float" office:value="1555" calcext:value-type="float">
            <text:p><text:s text:c="3"/>1,555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" calcext:value-type="float">
            <text:p><text:s text:c="3"/>6.60 </text:p>
          </table:table-cell>
          <table:table-cell table:style-name="ce27" office:value-type="float" office:value="539" calcext:value-type="float">
            <text:p><text:s text:c="3"/>539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29" calcext:value-type="float">
            <text:p><text:s text:c="3"/>2.29 </text:p>
          </table:table-cell>
          <table:table-cell table:style-name="ce27" office:value-type="float" office:value="627" calcext:value-type="float">
            <text:p><text:s text:c="3"/>627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66" calcext:value-type="float">
            <text:p><text:s text:c="3"/>2.66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837" calcext:value-type="float">
            <text:p><text:s/>－837 </text:p>
          </table:table-cell>
          <table:table-cell table:style-name="ce23" office:value-type="float" office:value="-0.09" calcext:value-type="float">
            <text:p><text:s/>－0.09 </text:p>
          </table:table-cell>
          <table:table-cell table:style-name="ce23" office:value-type="float" office:value="-1.07" calcext:value-type="float">
            <text:p><text:s/>－1.07 </text:p>
          </table:table-cell>
          <table:table-cell table:style-name="ce27" office:value-type="float" office:value="976" calcext:value-type="float">
            <text:p><text:s text:c="3"/>976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25" calcext:value-type="float">
            <text:p><text:s text:c="3"/>1.25 </text:p>
          </table:table-cell>
          <table:table-cell table:style-name="ce27" office:value-type="float" office:value="6558" calcext:value-type="float">
            <text:p><text:s text:c="3"/>6,558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37" calcext:value-type="float">
            <text:p><text:s text:c="3"/>8.37 </text:p>
          </table:table-cell>
          <table:table-cell table:style-name="ce27" office:value-type="float" office:value="5582" calcext:value-type="float">
            <text:p><text:s text:c="3"/>5,582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12" calcext:value-type="float">
            <text:p><text:s text:c="3"/>7.12 </text:p>
          </table:table-cell>
          <table:table-cell table:style-name="ce27" office:value-type="float" office:value="1850" calcext:value-type="float">
            <text:p><text:s text:c="3"/>1,850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36" calcext:value-type="float">
            <text:p><text:s text:c="3"/>2.36 </text:p>
          </table:table-cell>
          <table:table-cell table:style-name="ce27" office:value-type="float" office:value="2016" calcext:value-type="float">
            <text:p><text:s text:c="3"/>2,016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7" calcext:value-type="float">
            <text:p><text:s text:c="3"/>2.57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1" calcext:value-type="float">
            <text:p><text:s/>－11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8" office:value-type="float" office:value="51" calcext:value-type="float">
            <text:p><text:s text:c="3"/>51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1" calcext:value-type="float">
            <text:p><text:s text:c="3"/>1.31 </text:p>
          </table:table-cell>
          <table:table-cell table:style-name="ce28" office:value-type="float" office:value="326" calcext:value-type="float">
            <text:p><text:s text:c="3"/>326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6" calcext:value-type="float">
            <text:p><text:s text:c="3"/>8.36 </text:p>
          </table:table-cell>
          <table:table-cell table:style-name="ce28" office:value-type="float" office:value="275" calcext:value-type="float">
            <text:p><text:s text:c="3"/>275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.05" calcext:value-type="float">
            <text:p><text:s text:c="3"/>2.05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309" calcext:value-type="float">
            <text:p><text:s text:c="3"/>1,30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8" calcext:value-type="float">
            <text:p><text:s text:c="3"/>7.68 </text:p>
          </table:table-cell>
          <table:table-cell table:style-name="ce28" office:value-type="float" office:value="620" calcext:value-type="float">
            <text:p><text:s text:c="3"/>620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64" calcext:value-type="float">
            <text:p><text:s text:c="3"/>3.64 </text:p>
          </table:table-cell>
          <table:table-cell table:style-name="ce28" office:value-type="float" office:value="1475" calcext:value-type="float">
            <text:p><text:s text:c="3"/>1,475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5" calcext:value-type="float">
            <text:p><text:s text:c="3"/>8.65 </text:p>
          </table:table-cell>
          <table:table-cell table:style-name="ce28" office:value-type="float" office:value="855" calcext:value-type="float">
            <text:p><text:s text:c="3"/>855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1" calcext:value-type="float">
            <text:p><text:s text:c="3"/>5.01 </text:p>
          </table:table-cell>
          <table:table-cell table:style-name="ce28" office:value-type="float" office:value="502" calcext:value-type="float">
            <text:p><text:s text:c="3"/>502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2.94" calcext:value-type="float">
            <text:p><text:s text:c="3"/>2.94 </text:p>
          </table:table-cell>
          <table:table-cell table:style-name="ce28" office:value-type="float" office:value="554" calcext:value-type="float">
            <text:p><text:s text:c="3"/>554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25" calcext:value-type="float">
            <text:p><text:s text:c="3"/>3.2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24" calcext:value-type="float">
            <text:p><text:s text:c="3"/>524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4" office:value-type="float" office:value="11.97" calcext:value-type="float">
            <text:p><text:s text:c="3"/>11.97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61" calcext:value-type="float">
            <text:p><text:s text:c="3"/>4.61 </text:p>
          </table:table-cell>
          <table:table-cell table:style-name="ce28" office:value-type="float" office:value="484" calcext:value-type="float">
            <text:p><text:s text:c="3"/>484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5" calcext:value-type="float">
            <text:p><text:s text:c="3"/>11.05 </text:p>
          </table:table-cell>
          <table:table-cell table:style-name="ce28" office:value-type="float" office:value="282" calcext:value-type="float">
            <text:p><text:s text:c="3"/>282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4" calcext:value-type="float">
            <text:p><text:s text:c="3"/>6.44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46" calcext:value-type="float">
            <text:p><text:s text:c="3"/>2.46 </text:p>
          </table:table-cell>
          <table:table-cell table:style-name="ce28" office:value-type="float" office:value="114" calcext:value-type="float">
            <text:p><text:s text:c="3"/>11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86" calcext:value-type="float">
            <text:p><text:s text:c="3"/>28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" calcext:value-type="float">
            <text:p><text:s text:c="3"/>6.00 </text:p>
          </table:table-cell>
          <table:table-cell table:style-name="ce28" office:value-type="float" office:value="176" calcext:value-type="float">
            <text:p><text:s text:c="3"/>176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69" calcext:value-type="float">
            <text:p><text:s text:c="3"/>3.69 </text:p>
          </table:table-cell>
          <table:table-cell table:style-name="ce28" office:value-type="float" office:value="499" calcext:value-type="float">
            <text:p><text:s text:c="3"/>499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7" calcext:value-type="float">
            <text:p><text:s text:c="3"/>10.47 </text:p>
          </table:table-cell>
          <table:table-cell table:style-name="ce28" office:value-type="float" office:value="323" calcext:value-type="float">
            <text:p><text:s text:c="3"/>323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1" calcext:value-type="float">
            <text:p><text:s text:c="3"/>2.41 </text:p>
          </table:table-cell>
          <table:table-cell table:style-name="ce28" office:value-type="float" office:value="110" calcext:value-type="float">
            <text:p><text:s text:c="3"/>110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56" calcext:value-type="float">
            <text:p><text:s/>－356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21" calcext:value-type="float">
            <text:p><text:s/>－3.21 </text:p>
          </table:table-cell>
          <table:table-cell table:style-name="ce28" office:value-type="float" office:value="328" calcext:value-type="float">
            <text:p><text:s text:c="3"/>328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2.96" calcext:value-type="float">
            <text:p><text:s text:c="3"/>2.96 </text:p>
          </table:table-cell>
          <table:table-cell table:style-name="ce28" office:value-type="float" office:value="1068" calcext:value-type="float">
            <text:p><text:s text:c="3"/>1,068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4" calcext:value-type="float">
            <text:p><text:s text:c="3"/>9.64 </text:p>
          </table:table-cell>
          <table:table-cell table:style-name="ce28" office:value-type="float" office:value="740" calcext:value-type="float">
            <text:p><text:s text:c="3"/>740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8" calcext:value-type="float">
            <text:p><text:s text:c="3"/>6.68 </text:p>
          </table:table-cell>
          <table:table-cell table:style-name="ce28" office:value-type="float" office:value="207" calcext:value-type="float">
            <text:p><text:s text:c="3"/>207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1.87" calcext:value-type="float">
            <text:p><text:s text:c="3"/>1.87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21" calcext:value-type="float">
            <text:p><text:s/>－321 </text:p>
          </table:table-cell>
          <table:table-cell table:style-name="ce24" office:value-type="float" office:value="-0.61" calcext:value-type="float">
            <text:p><text:s/>－0.61 </text:p>
          </table:table-cell>
          <table:table-cell table:style-name="ce24" office:value-type="float" office:value="-7.21" calcext:value-type="float">
            <text:p><text:s/>－7.21 </text:p>
          </table:table-cell>
          <table:table-cell table:style-name="ce28" office:value-type="float" office:value="-71" calcext:value-type="float">
            <text:p><text:s/>－71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24" office:value-type="float" office:value="-1.6" calcext:value-type="float">
            <text:p><text:s/>－1.60 </text:p>
          </table:table-cell>
          <table:table-cell table:style-name="ce28" office:value-type="float" office:value="295" calcext:value-type="float">
            <text:p><text:s text:c="3"/>29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3" calcext:value-type="float">
            <text:p><text:s text:c="3"/>6.63 </text:p>
          </table:table-cell>
          <table:table-cell table:style-name="ce28" office:value-type="float" office:value="366" calcext:value-type="float">
            <text:p><text:s text:c="3"/>366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2" calcext:value-type="float">
            <text:p><text:s text:c="3"/>8.22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" calcext:value-type="float">
            <text:p><text:s text:c="3"/>2.00 </text:p>
          </table:table-cell>
          <table:table-cell table:style-name="ce28" office:value-type="float" office:value="121" calcext:value-type="float">
            <text:p><text:s text:c="3"/>121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37" calcext:value-type="float">
            <text:p><text:s/>－337 </text:p>
          </table:table-cell>
          <table:table-cell table:style-name="ce24" office:value-type="float" office:value="-0.47" calcext:value-type="float">
            <text:p><text:s/>－0.47 </text:p>
          </table:table-cell>
          <table:table-cell table:style-name="ce24" office:value-type="float" office:value="-5.55" calcext:value-type="float">
            <text:p><text:s/>－5.55 </text:p>
          </table:table-cell>
          <table:table-cell table:style-name="ce28" office:value-type="float" office:value="-122" calcext:value-type="float">
            <text:p><text:s/>－122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01" calcext:value-type="float">
            <text:p><text:s/>－2.01 </text:p>
          </table:table-cell>
          <table:table-cell table:style-name="ce28" office:value-type="float" office:value="452" calcext:value-type="float">
            <text:p><text:s text:c="3"/>45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28" office:value-type="float" office:value="574" calcext:value-type="float">
            <text:p><text:s text:c="3"/>574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6" calcext:value-type="float">
            <text:p><text:s text:c="3"/>9.46 </text:p>
          </table:table-cell>
          <table:table-cell table:style-name="ce28" office:value-type="float" office:value="110" calcext:value-type="float">
            <text:p><text:s text:c="3"/>110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81" calcext:value-type="float">
            <text:p><text:s text:c="3"/>1.81 </text:p>
          </table:table-cell>
          <table:table-cell table:style-name="ce28" office:value-type="float" office:value="136" calcext:value-type="float">
            <text:p><text:s text:c="3"/>136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05" calcext:value-type="float">
            <text:p><text:s/>－505 </text:p>
          </table:table-cell>
          <table:table-cell table:style-name="ce24" office:value-type="float" office:value="-0.94" calcext:value-type="float">
            <text:p><text:s/>－0.94 </text:p>
          </table:table-cell>
          <table:table-cell table:style-name="ce24" office:value-type="float" office:value="-11.02" calcext:value-type="float">
            <text:p><text:s/>－11.02 </text:p>
          </table:table-cell>
          <table:table-cell table:style-name="ce28" office:value-type="float" office:value="-79" calcext:value-type="float">
            <text:p><text:s/>－79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72" calcext:value-type="float">
            <text:p><text:s/>－1.72 </text:p>
          </table:table-cell>
          <table:table-cell table:style-name="ce28" office:value-type="float" office:value="326" calcext:value-type="float">
            <text:p><text:s text:c="3"/>32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12" calcext:value-type="float">
            <text:p><text:s text:c="3"/>7.12 </text:p>
          </table:table-cell>
          <table:table-cell table:style-name="ce28" office:value-type="float" office:value="405" calcext:value-type="float">
            <text:p><text:s text:c="3"/>405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4" calcext:value-type="float">
            <text:p><text:s text:c="3"/>8.84 </text:p>
          </table:table-cell>
          <table:table-cell table:style-name="ce28" office:value-type="float" office:value="88" calcext:value-type="float">
            <text:p><text:s text:c="3"/>88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1.92" calcext:value-type="float">
            <text:p><text:s text:c="3"/>1.92 </text:p>
          </table:table-cell>
          <table:table-cell table:style-name="ce28" office:value-type="float" office:value="121" calcext:value-type="float">
            <text:p><text:s text:c="3"/>12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025" calcext:value-type="float">
            <text:p><text:s/>－1,025 </text:p>
          </table:table-cell>
          <table:table-cell table:style-name="ce24" office:value-type="float" office:value="-1.18" calcext:value-type="float">
            <text:p><text:s/>－1.18 </text:p>
          </table:table-cell>
          <table:table-cell table:style-name="ce24" office:value-type="float" office:value="-13.9" calcext:value-type="float">
            <text:p><text:s/>－13.90 </text:p>
          </table:table-cell>
          <table:table-cell table:style-name="ce28" office:value-type="float" office:value="-203" calcext:value-type="float">
            <text:p><text:s/>－203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5" calcext:value-type="float">
            <text:p><text:s/>－2.75 </text:p>
          </table:table-cell>
          <table:table-cell table:style-name="ce28" office:value-type="float" office:value="448" calcext:value-type="float">
            <text:p><text:s text:c="3"/>448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8" calcext:value-type="float">
            <text:p><text:s text:c="3"/>6.08 </text:p>
          </table:table-cell>
          <table:table-cell table:style-name="ce28" office:value-type="float" office:value="651" calcext:value-type="float">
            <text:p><text:s text:c="3"/>651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3" calcext:value-type="float">
            <text:p><text:s text:c="3"/>8.83 </text:p>
          </table:table-cell>
          <table:table-cell table:style-name="ce28" office:value-type="float" office:value="162" calcext:value-type="float">
            <text:p><text:s text:c="3"/>16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" calcext:value-type="float">
            <text:p><text:s text:c="3"/>2.20 </text:p>
          </table:table-cell>
          <table:table-cell table:style-name="ce28" office:value-type="float" office:value="184" calcext:value-type="float">
            <text:p><text:s text:c="3"/>184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309" calcext:value-type="float">
            <text:p><text:s/>－309 </text:p>
          </table:table-cell>
          <table:table-cell table:style-name="ce24" office:value-type="float" office:value="-1.35" calcext:value-type="float">
            <text:p><text:s/>－1.35 </text:p>
          </table:table-cell>
          <table:table-cell table:style-name="ce24" office:value-type="float" office:value="-15.87" calcext:value-type="float">
            <text:p><text:s/>－15.87 </text:p>
          </table:table-cell>
          <table:table-cell table:style-name="ce28" office:value-type="float" office:value="-68" calcext:value-type="float">
            <text:p><text:s/>－68 </text:p>
          </table:table-cell>
          <table:table-cell table:style-name="ce24" office:value-type="float" office:value="-0.3" calcext:value-type="float">
            <text:p><text:s/>－0.30 </text:p>
          </table:table-cell>
          <table:table-cell table:style-name="ce24" office:value-type="float" office:value="-3.5" calcext:value-type="float">
            <text:p><text:s/>－3.50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28" office:value-type="float" office:value="213" calcext:value-type="float">
            <text:p><text:s text:c="3"/>213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5" calcext:value-type="float">
            <text:p><text:s text:c="3"/>10.95 </text:p>
          </table:table-cell>
          <table:table-cell table:style-name="ce28" office:value-type="float" office:value="42" calcext:value-type="float">
            <text:p><text:s text:c="3"/>42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6" calcext:value-type="float">
            <text:p><text:s text:c="3"/>2.16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39" office:value-type="float" office:value="3.39" calcext:value-type="float">
            <text:p><text:s text:c="3"/>3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89" calcext:value-type="float">
            <text:p><text:s/>－189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4" office:value-type="float" office:value="-6.6" calcext:value-type="float">
            <text:p><text:s/>－6.60 </text:p>
          </table:table-cell>
          <table:table-cell table:style-name="ce28" office:value-type="float" office:value="-44" calcext:value-type="float">
            <text:p><text:s/>－44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4" calcext:value-type="float">
            <text:p><text:s/>－1.54 </text:p>
          </table:table-cell>
          <table:table-cell table:style-name="ce28" office:value-type="float" office:value="219" calcext:value-type="float">
            <text:p><text:s text:c="3"/>21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28" office:value-type="float" office:value="263" calcext:value-type="float">
            <text:p><text:s text:c="3"/>263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8" calcext:value-type="float">
            <text:p><text:s text:c="3"/>9.18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51" calcext:value-type="float">
            <text:p><text:s text:c="3"/>2.51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16" calcext:value-type="float">
            <text:p><text:s/>－16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1.95" calcext:value-type="float">
            <text:p><text:s/>－1.95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2" calcext:value-type="float">
            <text:p><text:s text:c="3"/>7.92 </text:p>
          </table:table-cell>
          <table:table-cell table:style-name="ce28" office:value-type="float" office:value="21" calcext:value-type="float">
            <text:p><text:s text:c="3"/>2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56" calcext:value-type="float">
            <text:p><text:s text:c="3"/>2.56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65" calcext:value-type="float">
            <text:p><text:s/>－265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24" office:value-type="float" office:value="-8.18" calcext:value-type="float">
            <text:p><text:s/>－8.18 </text:p>
          </table:table-cell>
          <table:table-cell table:style-name="ce28" office:value-type="float" office:value="-59" calcext:value-type="float">
            <text:p><text:s/>－59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2" calcext:value-type="float">
            <text:p><text:s/>－1.82 </text:p>
          </table:table-cell>
          <table:table-cell table:style-name="ce28" office:value-type="float" office:value="169" calcext:value-type="float">
            <text:p><text:s text:c="3"/>169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22" calcext:value-type="float">
            <text:p><text:s text:c="3"/>5.22 </text:p>
          </table:table-cell>
          <table:table-cell table:style-name="ce28" office:value-type="float" office:value="228" calcext:value-type="float">
            <text:p><text:s text:c="3"/>228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4" calcext:value-type="float">
            <text:p><text:s text:c="3"/>7.04 </text:p>
          </table:table-cell>
          <table:table-cell table:style-name="ce28" office:value-type="float" office:value="93" calcext:value-type="float">
            <text:p><text:s text:c="3"/>93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7" calcext:value-type="float">
            <text:p><text:s text:c="3"/>2.87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12" calcext:value-type="float">
            <text:p><text:s text:c="3"/>412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1.62" calcext:value-type="float">
            <text:p><text:s text:c="3"/>11.62 </text:p>
          </table:table-cell>
          <table:table-cell table:style-name="ce28" office:value-type="float" office:value="231" calcext:value-type="float">
            <text:p><text:s text:c="3"/>231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28" office:value-type="float" office:value="427" calcext:value-type="float">
            <text:p><text:s text:c="3"/>427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4" office:value-type="float" office:value="12.03" calcext:value-type="float">
            <text:p><text:s text:c="3"/>12.03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2" calcext:value-type="float">
            <text:p><text:s text:c="3"/>5.52 </text:p>
          </table:table-cell>
          <table:table-cell table:style-name="ce28" office:value-type="float" office:value="110" calcext:value-type="float">
            <text:p><text:s text:c="3"/>110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1" calcext:value-type="float">
            <text:p><text:s text:c="3"/>3.10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34" calcext:value-type="float">
            <text:p><text:s/>－34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47" calcext:value-type="float">
            <text:p><text:s/>－1.47 </text:p>
          </table:table-cell>
          <table:table-cell table:style-name="ce28" office:value-type="float" office:value="13" calcext:value-type="float">
            <text:p><text:s text:c="3"/>13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8" calcext:value-type="float">
            <text:p><text:s text:c="3"/>6.88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2" calcext:value-type="float">
            <text:p><text:s text:c="3"/>6.32 </text:p>
          </table:table-cell>
          <table:table-cell table:style-name="ce28" office:value-type="float" office:value="51" calcext:value-type="float">
            <text:p><text:s text:c="3"/>5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1" calcext:value-type="float">
            <text:p><text:s text:c="3"/>2.21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865" calcext:value-type="float">
            <text:p><text:s text:c="3"/>865 </text:p>
          </table:table-cell>
          <table:table-cell table:style-name="ce23" office:value-type="float" office:value="7.85" calcext:value-type="float">
            <text:p><text:s text:c="3"/>7.85 </text:p>
          </table:table-cell>
          <table:table-cell table:style-name="ce23" office:value-type="float" office:value="92.39" calcext:value-type="float">
            <text:p><text:s text:c="3"/>92.39 </text:p>
          </table:table-cell>
          <table:table-cell table:style-name="ce27" office:value-type="float" office:value="58" calcext:value-type="float">
            <text:p><text:s text:c="3"/>58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17" calcext:value-type="float">
            <text:p><text:s text:c="3"/>6.17 </text:p>
          </table:table-cell>
          <table:table-cell table:style-name="ce27" office:value-type="float" office:value="100" calcext:value-type="float">
            <text:p><text:s text:c="3"/>100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3" office:value-type="float" office:value="10.64" calcext:value-type="float">
            <text:p><text:s text:c="3"/>10.64 </text:p>
          </table:table-cell>
          <table:table-cell table:style-name="ce27" office:value-type="float" office:value="42" calcext:value-type="float">
            <text:p><text:s text:c="3"/>42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47" calcext:value-type="float">
            <text:p><text:s text:c="3"/>4.47 </text:p>
          </table:table-cell>
          <table:table-cell table:style-name="ce27" office:value-type="float" office:value="25" calcext:value-type="float">
            <text:p><text:s text:c="3"/>25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66" calcext:value-type="float">
            <text:p><text:s text:c="3"/>2.66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38" office:value-type="float" office:value="0.74" calcext:value-type="float">
            <text:p><text:s text:c="3"/>0.74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846" calcext:value-type="float">
            <text:p><text:s text:c="3"/>846 </text:p>
          </table:table-cell>
          <table:table-cell table:style-name="ce25" office:value-type="float" office:value="8.44" calcext:value-type="float">
            <text:p><text:s text:c="3"/>8.44 </text:p>
          </table:table-cell>
          <table:table-cell table:style-name="ce25" office:value-type="float" office:value="99.36" calcext:value-type="float">
            <text:p><text:s text:c="3"/>99.36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31" office:value-type="float" office:value="0.51" calcext:value-type="float">
            <text:p><text:s text:c="3"/>0.51 </text:p>
          </table:table-cell>
          <table:table-cell table:style-name="ce31" office:value-type="float" office:value="5.96" calcext:value-type="float">
            <text:p><text:s text:c="3"/>5.96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31" office:value-type="float" office:value="0.89" calcext:value-type="float">
            <text:p><text:s text:c="3"/>0.89 </text:p>
          </table:table-cell>
          <table:table-cell table:style-name="ce31" office:value-type="float" office:value="10.53" calcext:value-type="float">
            <text:p><text:s text:c="3"/>10.53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31" office:value-type="float" office:value="0.39" calcext:value-type="float">
            <text:p><text:s text:c="3"/>0.39 </text:p>
          </table:table-cell>
          <table:table-cell table:style-name="ce31" office:value-type="float" office:value="4.56" calcext:value-type="float">
            <text:p><text:s text:c="3"/>4.56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31" office:value-type="float" office:value="0.23" calcext:value-type="float">
            <text:p><text:s text:c="3"/>0.23 </text:p>
          </table:table-cell>
          <table:table-cell table:style-name="ce31" office:value-type="float" office:value="2.69" calcext:value-type="float">
            <text:p><text:s text:c="3"/>2.69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31" office:value-type="float" office:value="0.05" calcext:value-type="float">
            <text:p><text:s text:c="3"/>0.05 </text:p>
          </table:table-cell>
          <table:table-cell table:style-name="ce40" office:value-type="float" office:value="0.58" calcext:value-type="float">
            <text:p><text:s text:c="3"/>0.5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4" office:value-type="float" office:value="1.9" calcext:value-type="float">
            <text:p><text:s text:c="3"/>1.90 </text:p>
          </table:table-cell>
          <table:table-cell table:style-name="ce24" office:value-type="float" office:value="22.39" calcext:value-type="float">
            <text:p><text:s text:c="3"/>22.39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4" calcext:value-type="float">
            <text:p><text:s text:c="3"/>8.24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24" office:value-type="float" office:value="11.77" calcext:value-type="float">
            <text:p><text:s text:c="3"/>11.77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3" calcext:value-type="float">
            <text:p><text:s text:c="3"/>3.53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5" calcext:value-type="float">
            <text:p><text:s text:c="3"/>2.35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9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9-05T18:19:58</dc:date>
    <meta:print-date>2011-09-05T18:18:37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